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.358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385cm" fo:min-width="2.35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.723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.593cm" fo:min-width="0.88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.41cm" fo:min-width="0.91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11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7cm" fo:min-width="2.59cm"/>
      <style:paragraph-properties style:writing-mode="lr-tb"/>
    </style:style>
    <style:style style:name="gr13" style:family="graphic" style:parent-style-name="objectwithoutfill">
      <style:graphic-properties draw:marker-start="Arrowheads_20_35" draw:marker-start-width="0.3cm" draw:marker-end="Arrowheads_20_36" draw:marker-end-width="0.3cm" draw:fill="none" draw:textarea-vertical-align="middle"/>
    </style:style>
    <style:style style:name="gr14" style:family="graphic" style:parent-style-name="objectwithoutfill">
      <style:graphic-properties draw:marker-start="Arrowheads_20_37" draw:marker-start-width="0.3cm" draw:marker-end="Arrowheads_20_38" draw:marker-end-width="0.3cm" draw:fill="none" draw:textarea-vertical-align="middle"/>
    </style:style>
    <style:style style:name="gr15" style:family="graphic" style:parent-style-name="objectwithoutfill">
      <style:graphic-properties draw:marker-start="Arrowheads_20_41" draw:marker-start-width="0.3cm" draw:marker-end="Arrowheads_20_4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-color="#dddddd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5pt" style:font-size-asian="5pt" style:font-size-complex="5pt"/>
    </style:style>
    <style:style style:name="P10" style:family="paragraph">
      <loext:graphic-properties draw:fill="none" draw:fill-color="#ffffff"/>
      <style:paragraph-properties style:writing-mode="lr-tb"/>
      <style:text-properties fo:font-size="5pt" style:font-size-asian="5pt" style:font-size-complex="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858cm" svg:height="0.7cm" svg:x="5.418cm" svg:y="11.8cm">
          <text:p text:style-name="P1"><text:span text:style-name="T1">sma-tw-stream-col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57cm" svg:height="0.635cm" svg:x="5.418cm" svg:y="9.285cm">
          <text:p text:style-name="P1"><text:span text:style-name="T1">Twitter AP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54cm" svg:height="0.635cm" svg:x="13.3cm" svg:y="11.865cm">
          <text:p text:style-name="P3"><text:span text:style-name="T1">sma-tw-data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2.223cm" svg:height="0.635cm" svg:x="9.772cm" svg:y="8.938cm">
          <text:p text:style-name="P1"><text:span text:style-name="T1">sma-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54cm" svg:height="0.635cm" svg:x="13.3cm" svg:y="8.938cm">
          <text:p text:style-name="P1"><text:span text:style-name="T1">sma-web-ui</text:span></text:p>
          <draw:enhanced-geometry svg:viewBox="0 0 21600 21600" draw:type="rectangle" draw:enhanced-path="M 0 0 L 21600 0 21600 21600 0 21600 0 0 Z N"/>
        </draw:custom-shape>
        <draw:custom-shape draw:name="Direct-Data" draw:style-name="gr5" draw:text-style-name="P5" xml:id="id7" draw:id="id7" draw:layer="layout" svg:width="2.629cm" svg:height="0.842cm" svg:x="9.555cm" svg:y="11.696cm">
          <text:p text:style-name="P4"><text:span text:style-name="T3">Kafka</text:span></text:p>
          <text:p text:style-name="P4"><text:span text:style-name="T3">tw-topic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name="Database" draw:style-name="gr6" draw:text-style-name="P7" xml:id="id6" draw:id="id6" draw:layer="layout" svg:width="1.413cm" svg:height="1.056cm" svg:x="10.172cm" svg:y="10.339cm">
          <text:p text:style-name="P6"><text:span text:style-name="T4">Control</text:span></text:p>
          <text:p text:style-name="P6"><text:span text:style-name="T4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8" draw:layer="layout" draw:line-skew="0.477cm" svg:x1="9.772cm" svg:y1="9.255cm" svg:x2="8.275cm" svg:y2="9.602cm" draw:start-shape="id1" draw:start-glue-point="3" draw:end-shape="id2" svg:d="M9772 9255h-272v347h-1225" svg:viewBox="0 0 1498 348">
          <text:p/>
        </draw:connector>
        <draw:connector draw:style-name="gr8" draw:text-style-name="P8" draw:layer="layout" svg:x1="6.847cm" svg:y1="11.8cm" svg:x2="8.275cm" svg:y2="9.602cm" draw:start-shape="id3" draw:start-glue-point="0" draw:end-shape="id2" draw:end-glue-point="1" svg:d="M6847 11800v-940h1928v-1258h-500" svg:viewBox="0 0 1929 2199">
          <text:p/>
        </draw:connector>
        <draw:connector draw:style-name="gr9" draw:text-style-name="P8" draw:layer="layout" draw:line-skew="-0.134cm" svg:x1="14.57cm" svg:y1="8.938cm" svg:x2="10.883cm" svg:y2="8.938cm" draw:start-shape="id4" draw:start-glue-point="0" draw:end-shape="id1" draw:end-glue-point="0" svg:d="M14570 8938v-636h-3687v636" svg:viewBox="0 0 3688 637">
          <text:p/>
        </draw:connector>
        <draw:connector draw:style-name="gr10" draw:text-style-name="P8" draw:layer="layout" svg:x1="14.57cm" svg:y1="9.573cm" svg:x2="14.57cm" svg:y2="11.865cm" draw:start-shape="id4" draw:start-glue-point="2" draw:end-shape="id5" draw:end-glue-point="0" svg:d="M14570 9573v2292" svg:viewBox="0 0 1 2293">
          <text:p/>
        </draw:connector>
        <draw:connector draw:style-name="gr11" draw:text-style-name="P8" draw:layer="layout" svg:x1="10.883cm" svg:y1="9.573cm" svg:x2="10.878cm" svg:y2="10.339cm" draw:start-shape="id1" draw:start-glue-point="2" draw:end-shape="id6" draw:end-glue-point="5" svg:d="M10883 9573v375h-5v391" svg:viewBox="0 0 6 767">
          <text:p/>
        </draw:connector>
        <draw:custom-shape draw:style-name="gr2" draw:text-style-name="P2" xml:id="id8" draw:id="id8" draw:layer="layout" svg:width="2.857cm" svg:height="0.635cm" svg:x="5.418cm" svg:y="8.424cm">
          <text:p text:style-name="P1"><text:span text:style-name="T1">OAuth provider API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09cm" svg:height="0.649cm" svg:x="12.492cm" svg:y="13.095cm">
          <draw:text-box>
            <text:p text:style-name="P9"><text:span text:style-name="T5">*sma – social media </text:span><text:span text:style-name="T5">aggregator</text:span></text:p>
            <text:p text:style-name="P9"><text:span text:style-name="T5">*tw - twitter</text:span></text:p>
          </draw:text-box>
        </draw:frame>
        <draw:connector draw:style-name="gr13" draw:text-style-name="P8" draw:layer="layout" svg:x1="8.276cm" svg:y1="12.15cm" svg:x2="9.555cm" svg:y2="12.117cm" draw:start-shape="id3" draw:end-shape="id7" draw:end-glue-point="5" svg:d="M8276 12150h632v-33h647" svg:viewBox="0 0 1280 34">
          <text:p/>
        </draw:connector>
        <draw:connector draw:style-name="gr14" draw:text-style-name="P8" draw:layer="layout" svg:x1="13.3cm" svg:y1="12.182cm" svg:x2="12.184cm" svg:y2="12.117cm" draw:start-shape="id5" draw:start-glue-point="3" draw:end-shape="id7" svg:d="M13300 12182h-551v-65h-565" svg:viewBox="0 0 1117 66">
          <text:p/>
        </draw:connector>
        <draw:connector draw:style-name="gr15" draw:text-style-name="P8" draw:layer="layout" svg:x1="6.846cm" svg:y1="8.424cm" svg:x2="14.57cm" svg:y2="8.938cm" draw:start-shape="id8" draw:start-glue-point="0" draw:end-shape="id4" draw:end-glue-point="0" svg:d="M6846 8424v-502h7724v1016" svg:viewBox="0 0 7725 101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04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2T11:42:32.017405988</meta:creation-date>
    <dc:date>2021-09-27T13:59:16.843725680</dc:date>
    <meta:editing-duration>PT1H54M55S</meta:editing-duration>
    <meta:editing-cycles>44</meta:editing-cycles>
    <meta:generator>LibreOffice/7.1.6.2$Linux_X86_64 LibreOffice_project/10$Build-2</meta:generator>
    <meta:document-statistic meta:object-count="17"/>
  </office:meta>
</office:document-meta>
</file>